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rimeira Versão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9"/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0000014" calcext:value-type="float">
            <text:p>1,40E-06</text:p>
          </table:table-cell>
          <table:table-cell table:number-columns-repeated="2" table:style-name="ce3" office:value-type="float" office:value="0.0000012" calcext:value-type="float">
            <text:p>1,20E-06</text:p>
          </table:table-cell>
          <table:table-cell table:style-name="ce3" office:value-type="float" office:value="0.0000015" calcext:value-type="float">
            <text:p>1,50E-06</text:p>
          </table:table-cell>
          <table:table-cell table:style-name="ce3" office:value-type="float" office:value="0.0000017" calcext:value-type="float">
            <text:p>1,70E-06</text:p>
          </table:table-cell>
          <table:table-cell table:number-columns-repeated="2" table:style-name="ce3" office:value-type="float" office:value="0.0000013" calcext:value-type="float">
            <text:p>1,3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11" calcext:value-type="float">
            <text:p>1,10E-06</text:p>
          </table:table-cell>
          <table:table-cell table:formula="of:=MEDIAN([.C2:.K2])" office:value-type="float" office:value="0.0000013" calcext:value-type="float">
            <text:p>1,3E-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0.0000022" calcext:value-type="float">
            <text:p>2,20E-06</text:p>
          </table:table-cell>
          <table:table-cell table:style-name="ce3" office:value-type="float" office:value="0.0000014" calcext:value-type="float">
            <text:p>1,40E-06</text:p>
          </table:table-cell>
          <table:table-cell table:style-name="ce3" office:value-type="float" office:value="0.0000023" calcext:value-type="float">
            <text:p>2,30E-06</text:p>
          </table:table-cell>
          <table:table-cell table:style-name="ce3" office:value-type="float" office:value="0.0000024" calcext:value-type="float">
            <text:p>2,40E-06</text:p>
          </table:table-cell>
          <table:table-cell table:style-name="ce3" office:value-type="float" office:value="0.0000021" calcext:value-type="float">
            <text:p>2,10E-06</text:p>
          </table:table-cell>
          <table:table-cell table:style-name="ce3" office:value-type="float" office:value="0.0000026" calcext:value-type="float">
            <text:p>2,60E-06</text:p>
          </table:table-cell>
          <table:table-cell table:style-name="ce3" office:value-type="float" office:value="0.0000016" calcext:value-type="float">
            <text:p>1,60E-06</text:p>
          </table:table-cell>
          <table:table-cell table:number-columns-repeated="2" table:style-name="ce3" office:value-type="float" office:value="0.0000023" calcext:value-type="float">
            <text:p>2,30E-06</text:p>
          </table:table-cell>
          <table:table-cell table:style-name="ce3" office:value-type="float" office:value="0.0000019" calcext:value-type="float">
            <text:p>1,90E-06</text:p>
          </table:table-cell>
          <table:table-cell table:formula="of:=MEDIAN([.C3:.K3])" office:value-type="float" office:value="0.0000023" calcext:value-type="float">
            <text:p>2,3E-0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float" office:value="0.0000288" calcext:value-type="float">
            <text:p>2,88E-05</text:p>
          </table:table-cell>
          <table:table-cell table:style-name="ce3" office:value-type="float" office:value="0.0000057" calcext:value-type="float">
            <text:p>5,70E-06</text:p>
          </table:table-cell>
          <table:table-cell table:number-columns-repeated="2" table:style-name="ce3" office:value-type="float" office:value="0.0000051" calcext:value-type="float">
            <text:p>5,1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" calcext:value-type="float">
            <text:p>5,00E-06</text:p>
          </table:table-cell>
          <table:table-cell table:style-name="ce3" office:value-type="float" office:value="0.0000049" calcext:value-type="float">
            <text:p>4,90E-06</text:p>
          </table:table-cell>
          <table:table-cell table:style-name="ce3" office:value-type="float" office:value="0.0000046" calcext:value-type="float">
            <text:p>4,60E-06</text:p>
          </table:table-cell>
          <table:table-cell table:style-name="ce3" office:value-type="float" office:value="0.000005" calcext:value-type="float">
            <text:p>5,00E-06</text:p>
          </table:table-cell>
          <table:table-cell table:formula="of:=MEDIAN([.C4:.K4])" office:value-type="float" office:value="0.0000051" calcext:value-type="float">
            <text:p>5,1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float" office:value="0.0000054" calcext:value-type="float">
            <text:p>5,40E-06</text:p>
          </table:table-cell>
          <table:table-cell table:style-name="ce3" office:value-type="float" office:value="0.0000069" calcext:value-type="float">
            <text:p>6,90E-06</text:p>
          </table:table-cell>
          <table:table-cell table:style-name="ce3" office:value-type="float" office:value="0.0000053" calcext:value-type="float">
            <text:p>5,3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57" calcext:value-type="float">
            <text:p>5,70E-06</text:p>
          </table:table-cell>
          <table:table-cell table:formula="of:=MEDIAN([.C5:.K5])" office:value-type="float" office:value="0.0000056" calcext:value-type="float">
            <text:p>5,6E-0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000055" calcext:value-type="float">
            <text:p>5,50E-06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0059" calcext:value-type="float">
            <text:p>5,90E-06</text:p>
          </table:table-cell>
          <table:table-cell table:style-name="ce3" office:value-type="float" office:value="0.0000062" calcext:value-type="float">
            <text:p>6,2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1" calcext:value-type="float">
            <text:p>5,10E-06</text:p>
          </table:table-cell>
          <table:table-cell table:style-name="ce3" office:value-type="float" office:value="0.0000058" calcext:value-type="float">
            <text:p>5,80E-06</text:p>
          </table:table-cell>
          <table:table-cell table:style-name="ce3" office:value-type="float" office:value="0.0000056" calcext:value-type="float">
            <text:p>5,60E-06</text:p>
          </table:table-cell>
          <table:table-cell table:style-name="ce3" office:value-type="float" office:value="0.0000057" calcext:value-type="float">
            <text:p>5,70E-06</text:p>
          </table:table-cell>
          <table:table-cell table:style-name="ce3" office:value-type="float" office:value="0.0000058" calcext:value-type="float">
            <text:p>5,80E-06</text:p>
          </table:table-cell>
          <table:table-cell table:formula="of:=MEDIAN([.C6:.K6])" office:value-type="float" office:value="0.0000058" calcext:value-type="float">
            <text:p>5,8E-0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Servid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10943" calcext:value-type="float">
            <text:p>0,00109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35" calcext:value-type="float">
            <text:p>0,0010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0394" calcext:value-type="float">
            <text:p>0,0010394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825" calcext:value-type="float">
            <text:p>0,008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239" calcext:value-type="float">
            <text:p>0,00823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8195" calcext:value-type="float">
            <text:p>0,0081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3765" calcext:value-type="float">
            <text:p>0,1376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4892" calcext:value-type="float">
            <text:p>0,13489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33133" calcext:value-type="float">
            <text:p>0,133133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6608" calcext:value-type="float">
            <text:p>1,96608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94" calcext:value-type="float">
            <text:p>1,789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721" calcext:value-type="float">
            <text:p>1,9721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.99765" calcext:value-type="float">
            <text:p>7,9976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96247" calcext:value-type="float">
            <text:p>7,9624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7.6181" calcext:value-type="float">
            <text:p>7,6181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a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3475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0.0013122 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16013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48221 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111286 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475734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47853 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242349 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3.56902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54518 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82514 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.168" calcext:value-type="float">
            <text:p>32,168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0.544" calcext:value-type="float">
            <text:p>30,54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string" calcext:value-type="string">
            <text:p>6.18717 </text:p>
          </table:table-cell>
          <table:table-cell table:number-columns-repeated="4"/>
        </table:table-row>
      </table:table>
      <table:table table:name="Casa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rt 1</text:p>
          </table:table-cell>
          <table:table-cell table:number-columns-repeated="2"/>
          <table:table-cell office:value-type="string" calcext:value-type="string">
            <text:p>Part 2</text:p>
          </table:table-cell>
          <table:table-cell table:number-columns-repeated="2"/>
          <table:table-cell office:value-type="string" calcext:value-type="string">
            <text:p>Part 3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3819 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28335 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518457 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4.03742 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08:45:27.7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19-09-03T08:47:48.384000000</dc:date>
    <meta:editing-duration>PT3H44M4S</meta:editing-duration>
    <meta:editing-cycles>58</meta:editing-cycles>
    <meta:document-statistic meta:table-count="2" meta:cell-count="171" meta:object-count="0"/>
  </office:meta>
</office:document-meta>
</file>